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67fb"/>
    </style:style>
    <style:style style:name="P2" style:family="paragraph" style:parent-style-name="Standard">
      <style:text-properties officeooo:paragraph-rsid="00192e34"/>
    </style:style>
    <style:style style:name="P3" style:family="paragraph" style:parent-style-name="Standard">
      <style:text-properties officeooo:rsid="0019bb60" officeooo:paragraph-rsid="0019bb60"/>
    </style:style>
    <style:style style:name="P4" style:family="paragraph" style:parent-style-name="Standard">
      <style:paragraph-properties fo:margin-left="0in" fo:margin-right="0in" fo:orphans="2" fo:widows="2" fo:text-indent="0in" style:auto-text-indent="false"/>
      <style:text-properties fo:font-variant="normal" fo:text-transform="none" fo:color="#6a737d" style:font-name="SFMono-Regular" fo:font-size="9pt" fo:letter-spacing="normal" fo:font-style="normal" fo:font-weight="normal" officeooo:paragraph-rsid="001ab7f3"/>
    </style:style>
    <style:style style:name="T1" style:family="text">
      <style:text-properties officeooo:rsid="001867fb"/>
    </style:style>
    <style:style style:name="T2" style:family="text">
      <style:text-properties officeooo:rsid="0018a456"/>
    </style:style>
    <style:style style:name="T3" style:family="text">
      <style:text-properties fo:font-variant="normal" fo:text-transform="none" fo:color="#000000" style:font-name="Liberation Serif" fo:font-size="12pt" fo:letter-spacing="normal" fo:font-style="normal" fo:font-weight="normal" officeooo:rsid="0018a456"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8a456"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18a456"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8a456"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92e34"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a3433"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bold" officeooo:rsid="0018a456" style:font-size-asian="12pt" style:font-weight-asian="bold" style:font-size-complex="12pt" style:font-weight-complex="bold"/>
    </style:style>
    <style:style style:name="T11" style:family="text">
      <style:text-properties fo:font-variant="normal" fo:text-transform="none" fo:color="#000000" style:font-name="Liberation Serif" fo:font-size="12pt" fo:letter-spacing="normal" fo:font-style="italic" fo:font-weight="normal" officeooo:rsid="0018a456" style:font-size-asian="12pt" style:font-style-asian="italic" style:font-weight-asian="normal" style:font-size-complex="12pt" style:font-style-complex="italic" style:font-weight-complex="normal"/>
    </style:style>
    <style:style style:name="T12" style:family="text">
      <style:text-properties fo:color="#000000" style:font-name="Liberation Serif"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Las capturas de pantalla estan en esta misma carpeta.</text:p>
      <text:p text:style-name="Standard"/>
      <text:p text:style-name="Standard">b) <text:s/>Valgrind es una herramienta que nos permite identificar problemas al momento de utilizar memoria dinamica. Por ejemplo, memoria no liberada, el uso de memoria no inicializada, etc.</text:p>
      <text:p text:style-name="Standard"><text:s text:c="4"/>Es importante aclarar que la compilacion realizada con Valgrind es mucho mas lenta, con lo cual solo se realiza cuando se intenta algun error del tipo mencionado en el parrafo anterior, o relacionados.</text:p>
      <text:p text:style-name="Standard"/>
      <text:p text:style-name="P1">c<text:span text:style-name="T1">) sizeof() representa la cantidad de bytes que ocupa en memoria el valor pasado por parametro. El valor de salida de sizeof(char) sera 1, y el valor de salida de sizeof(int), 4. Esto es asi por que los valores cuyo tipo de dato son char e int ocupan 1 y 4 bytes respectivamente en memoria.</text:span></text:p>
      <text:p text:style-name="P1"/>
      <text:p text:style-name="P2"><text:span text:style-name="T2">d) El sizeof() de una struct en </text:span><text:span text:style-name="T3">C </text:span><text:span text:style-name="T10">no </text:span><text:span text:style-name="T4">es igual a la suma de los sizeof() de cada uno de sus elementos. Un ejemplo de esto (que fue dado en clase) es un tipo de struct que este compuesto de cuatro valores (int, char, int, char). A pesar de que la suma de los sizeof() de los elementos da como resultado 10 (4+1+4+1 = 10), luego de cada char quedan tres bytes libres debido al padding, y por lo tanto se desperdicia memoria. Este concepto prioriza la </text:span><text:span text:style-name="T11">performan</text:span><text:span text:style-name="T5">c</text:span><text:span text:style-name="T11">e </text:span><text:span text:style-name="T7">del programa por sobre la memoria. </text:span><text:span text:style-name="T8">El resultado es que el struct dado como ejemplo ocupa 16 bytes (4 por cada dato).</text:span></text:p>
      <text:p text:style-name="P2"><text:span text:style-name="T8"/></text:p>
      <text:p text:style-name="P3"><text:span text:style-name="T8">e</text:span><text:span text:style-name="T6">) STDIN, STDOUT y STDERR son variables de tipo FILE* (punteros a archivos). Tienen como objetivo almacenar un puntero hacia la direccion de memoria que contiene la entrada estandar (donde se ingresan datos, por defecto el teclado), la salida estandar (donde se muestran los datos, por defecto la pantalla, mas especificamente la consola) y la salida de errores estandar (donde se muestran los </text:span><text:span text:style-name="T9">mensajes de </text:span><text:span text:style-name="T6">errores, por defecto es igual a la salida estandar), respectivamente.</text:span></text:p>
      <text:p text:style-name="Standard"/>
      <text:p text:style-name="Standard"/>
      <text:p text:style-name="P4"><text:span text:style-name="T12">c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4:16:16.993145415</meta:creation-date>
    <dc:date>2020-10-04T15:25:27.222009030</dc:date>
    <meta:editing-duration>PT48M57S</meta:editing-duration>
    <meta:editing-cycles>7</meta:editing-cycles>
    <meta:generator>LibreOffice/6.0.7.3$Linux_X86_64 LibreOffice_project/00m0$Build-3</meta:generator>
    <meta:document-statistic meta:table-count="0" meta:image-count="0" meta:object-count="0" meta:page-count="1" meta:paragraph-count="7" meta:word-count="313" meta:character-count="1788" meta:non-whitespace-character-count="1477"/>
  </office:meta>
</office:document-meta>
</file>